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302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552in"/>
    </style:style>
    <style:style style:name="co10" style:family="table-column">
      <style:table-column-properties fo:break-before="auto" style:column-width="1.142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0">
      <style:table-cell-properties fo:background-color="#dddddd"/>
    </style:style>
    <style:style style:name="ce19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15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/>
      <table:table table:name="H743ZG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1"/>
        <table:table-column table:style-name="co4" table:default-cell-style-name="ce2"/>
        <table:table-column table:style-name="co6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7" table:default-cell-style-name="ce2"/>
        <table:table-column table:style-name="co8" table:default-cell-style-name="ce1"/>
        <table:table-column table:style-name="co4" table:default-cell-style-name="ce2"/>
        <table:table-column table:style-name="co9" table:default-cell-style-name="ce2"/>
        <table:table-column table:style-name="co10" table:default-cell-style-name="ce1"/>
        <table:table-column table:style-name="co4" table:number-columns-repeated="1007" table:default-cell-style-name="ce1"/>
        <table:table-row table:style-name="ro1"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table:number-columns-repeated="3"/>
          <table:table-cell table:style-name="ce3" office:value-type="string" calcext:value-type="string">
            <text:p>Nucleo H743Z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SART3_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PC9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C_NE2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RQ</text:p>
          </table:table-cell>
          <table:table-cell table:number-columns-repeated="2"/>
          <table:table-cell office:value-type="string" calcext:value-type="string">
            <text:p>PB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PB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RMII_RXD1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D8</text:p>
          </table:table-cell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FMC_D13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number-columns-repeated="2"/>
          <table:table-cell table:style-name="ce6" office:value-type="string" calcext:value-type="string">
            <text:p>LD2</text:p>
          </table:table-cell>
          <table:table-cell table:style-name="ce8" office:value-type="string" calcext:value-type="string">
            <text:p>PA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USB_FS_DP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PA6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USB_FSDM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A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table:style-name="ce6" office:value-type="string" calcext:value-type="string">
            <text:p>RMII_CRS_DV</text:p>
          </table:table-cell>
          <table:table-cell table:style-name="ce8" office:value-type="string" calcext:value-type="string">
            <text:p>PA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PA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number-columns-repeated="2"/>
          <table:table-cell table:style-name="ce6" office:value-type="string" calcext:value-type="string">
            <text:p>LPUART1_TX</text:p>
          </table:table-cell>
          <table:table-cell table:style-name="ce8" office:value-type="string" calcext:value-type="string">
            <text:p>PB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STLINK_RX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(FMC_NE1)</text:p>
          </table:table-cell>
          <table:table-cell office:value-type="string" calcext:value-type="string">
            <text:p>PC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LPUART1_RX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PB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6" office:value-type="string" calcext:value-type="string">
            <text:p>USB_OTG_FS_VBUS</text:p>
          </table:table-cell>
          <table:table-cell table:style-name="ce8" office:value-type="string" calcext:value-type="string">
            <text:p>PA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C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number-columns-repeated="2"/>
          <table:table-cell table:style-name="ce6" office:value-type="string" calcext:value-type="string">
            <text:p>USB_OTG_FS_SOF</text:p>
          </table:table-cell>
          <table:table-cell office:value-type="string" calcext:value-type="string">
            <text:p>PA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C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3" office:value-type="string" calcext:value-type="string">
            <text:p>STLINK_TX</text:p>
          </table:table-cell>
          <table:table-cell office:value-type="string" calcext:value-type="string">
            <text:p>PB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C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LD3 (Red)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H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string" calcext:value-type="string">
            <text:p>RMII_MDIO</text:p>
          </table:table-cell>
          <table:table-cell table:number-columns-repeated="2"/>
          <table:table-cell office:value-type="string" calcext:value-type="string">
            <text:p>PB5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MII_TXDI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H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table:number-columns-repeated="2"/>
          <table:table-cell table:style-name="ce9" office:value-type="string" calcext:value-type="string">
            <text:p>SWO</text:p>
          </table:table-cell>
          <table:table-cell table:style-name="ce8" office:value-type="string" calcext:value-type="string">
            <text:p>PB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string" calcext:value-type="string">
            <text:p>LD1 (Green)</text:p>
          </table:table-cell>
          <table:table-cell/>
          <table:table-cell table:style-name="ce6" office:value-type="string" calcext:value-type="string">
            <text:p>USB_FS_ID</text:p>
          </table:table-cell>
          <table:table-cell table:style-name="ce8" office:value-type="string" calcext:value-type="string">
            <text:p>PA1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RMII_RXD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string" calcext:value-type="string">
            <text:p>RMII_MDC</text:p>
          </table:table-cell>
          <table:table-cell/>
          <table:table-cell table:style-name="ce13"/>
          <table:table-cell table:style-name="ce10" office:value-type="string" calcext:value-type="string">
            <text:p>PA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MC_A5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C0</text:p>
          </table:table-cell>
          <table:table-cell table:number-columns-repeated="3"/>
          <table:table-cell table:style-name="ce10" office:value-type="string" calcext:value-type="string">
            <text:p>PA3</text:p>
          </table:table-cell>
          <table:table-cell table:number-columns-repeated="2" table:style-name="ce15" office:value-type="string" calcext:value-type="string">
            <text:p>●</text:p>
          </table:table-cell>
          <table:table-cell office:value-type="string" calcext:value-type="string">
            <text:p>P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MC_A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MC_NOE</text:p>
          </table:table-cell>
          <table:table-cell table:style-name="ce10" table:formula="of:=[.C22]+2" office:value-type="float" office:value="39" calcext:value-type="float">
            <text:p>39</text:p>
          </table:table-cell>
          <table:table-cell table:style-name="ce10" office:value-type="string" calcext:value-type="string">
            <text:p>PD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D3</text:p>
          </table:table-cell>
          <table:table-cell table:style-name="ce13" table:number-columns-repeated="2"/>
          <table:table-cell/>
          <table:table-cell table:style-name="ce10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8</text:p>
          </table:table-cell>
          <table:table-cell table:style-name="ce10" table:formula="of:=[.O22]+2" office:value-type="float" office:value="40" calcext:value-type="float">
            <text:p>40</text:p>
          </table:table-cell>
          <table:table-cell office:value-type="string" calcext:value-type="string">
            <text:p>FMC_D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MC_NWE</text:p>
          </table:table-cell>
          <table:table-cell table:style-name="ce10" table:formula="of:=[.C23]+2" office:value-type="float" office:value="41" calcext:value-type="float">
            <text:p>41</text:p>
          </table:table-cell>
          <table:table-cell office:value-type="string" calcext:value-type="string">
            <text:p>PD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0</text:p>
          </table:table-cell>
          <table:table-cell table:style-name="ce10" table:formula="of:=[.O23]+2"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(FMC_NWAIT)</text:p>
          </table:table-cell>
          <table:table-cell table:style-name="ce10" table:formula="of:=[.C24]+2" office:value-type="float" office:value="43" calcext:value-type="float">
            <text:p>43</text:p>
          </table:table-cell>
          <table:table-cell table:style-name="ce37" office:value-type="string" calcext:value-type="string">
            <text:p>PD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D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7</text:p>
          </table:table-cell>
          <table:table-cell table:style-name="ce10" table:formula="of:=[.O24]+2" office:value-type="float" office:value="44" calcext:value-type="float">
            <text:p>44</text:p>
          </table:table-cell>
          <table:table-cell office:value-type="string" calcext:value-type="string">
            <text:p>FMC_D4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 table:formula="of:=[.C25]+2" office:value-type="float" office:value="45" calcext:value-type="float">
            <text:p>45</text:p>
          </table:table-cell>
          <table:table-cell table:style-name="ce37" office:value-type="string" calcext:value-type="string">
            <text:p>PD7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41" office:value-type="string" calcext:value-type="string">
            <text:p>PE2</text:p>
          </table:table-cell>
          <table:table-cell table:number-columns-repeated="3"/>
          <table:table-cell office:value-type="string" calcext:value-type="string">
            <text:p>PD1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4</text:p>
          </table:table-cell>
          <table:table-cell table:style-name="ce10" table:formula="of:=[.O25]+2" office:value-type="float" office:value="46" calcext:value-type="float">
            <text:p>46</text:p>
          </table:table-cell>
          <table:table-cell office:value-type="string" calcext:value-type="string">
            <text:p>FMC_D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 table:formula="of:=[.C26]+2" office:value-type="float" office:value="47" calcext:value-type="float">
            <text:p>47</text:p>
          </table:table-cell>
          <table:table-cell table:style-name="ce37" office:value-type="string" calcext:value-type="string">
            <text:p>PE3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4</text:p>
          </table:table-cell>
          <table:table-cell table:number-columns-repeated="2"/>
          <table:table-cell office:value-type="string" calcext:value-type="string">
            <text:p>FMC_D7</text:p>
          </table:table-cell>
          <table:table-cell office:value-type="string" calcext:value-type="string">
            <text:p>PE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5</text:p>
          </table:table-cell>
          <table:table-cell table:style-name="ce10" table:formula="of:=[.O26]+2" office:value-type="float" office:value="48" calcext:value-type="float">
            <text:p>48</text:p>
          </table:table-cell>
          <table:table-cell office:value-type="string" calcext:value-type="string">
            <text:p>FMC_D1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 table:formula="of:=[.C27]+2" office:value-type="float" office:value="49" calcext:value-type="float">
            <text:p>49</text:p>
          </table:table-cell>
          <table:table-cell table:style-name="ce37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5</text:p>
          </table:table-cell>
          <table:table-cell table:number-columns-repeated="2"/>
          <table:table-cell office:value-type="string" calcext:value-type="string">
            <text:p>FMC_D9</text:p>
          </table:table-cell>
          <table:table-cell office:value-type="string" calcext:value-type="string">
            <text:p>PE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4</text:p>
          </table:table-cell>
          <table:table-cell table:style-name="ce10" table:formula="of:=[.O27]+2"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MC_A1</text:p>
          </table:table-cell>
          <table:table-cell table:style-name="ce10" table:formula="of:=[.C28]+2" office:value-type="float" office:value="51" calcext:value-type="float">
            <text:p>51</text:p>
          </table:table-cell>
          <table:table-cell table:style-name="ce37" office:value-type="string" calcext:value-type="string">
            <text:p>PF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2</text:p>
          </table:table-cell>
          <table:table-cell office:value-type="string" calcext:value-type="string">
            <text:p>FMC_A2</text:p>
          </table:table-cell>
          <table:table-cell/>
          <table:table-cell office:value-type="string" calcext:value-type="string">
            <text:p>FMC_D11</text:p>
          </table:table-cell>
          <table:table-cell office:value-type="string" calcext:value-type="string">
            <text:p>PE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9</text:p>
          </table:table-cell>
          <table:table-cell table:style-name="ce10" table:formula="of:=[.O28]+2" office:value-type="float" office:value="52" calcext:value-type="float">
            <text:p>52</text:p>
          </table:table-cell>
          <table:table-cell office:value-type="string" calcext:value-type="string">
            <text:p>FMC_D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MC_A0</text:p>
          </table:table-cell>
          <table:table-cell table:style-name="ce10" table:formula="of:=[.C29]+2" office:value-type="float" office:value="53" calcext:value-type="float">
            <text:p>53</text:p>
          </table:table-cell>
          <table:table-cell table:style-name="ce37" office:value-type="string" calcext:value-type="string">
            <text:p>PF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8</text:p>
          </table:table-cell>
          <table:table-cell table:style-name="Default"/>
          <table:table-cell/>
          <table:table-cell office:value-type="string" calcext:value-type="string">
            <text:p>FMC_D12</text:p>
          </table:table-cell>
          <table:table-cell office:value-type="string" calcext:value-type="string">
            <text:p>PE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0" table:formula="of:=[.O29]+2"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MC_D3</text:p>
          </table:table-cell>
          <table:table-cell table:style-name="ce10" table:formula="of:=[.C30]+2" office:value-type="float" office:value="55" calcext:value-type="float">
            <text:p>55</text:p>
          </table:table-cell>
          <table:table-cell table:style-name="ce37" office:value-type="string" calcext:value-type="string">
            <text:p>PD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9</text:p>
          </table:table-cell>
          <table:table-cell table:style-name="Default"/>
          <table:table-cell/>
          <table:table-cell office:value-type="string" calcext:value-type="string">
            <text:p>FMC_D10</text:p>
          </table:table-cell>
          <table:table-cell office:value-type="string" calcext:value-type="string">
            <text:p>PE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11</text:p>
          </table:table-cell>
          <table:table-cell table:style-name="ce10" table:formula="of:=[.O30]+2" office:value-type="float" office:value="56" calcext:value-type="float">
            <text:p>56</text:p>
          </table:table-cell>
          <table:table-cell office:value-type="string" calcext:value-type="string">
            <text:p>FMC_D8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MC_D2</text:p>
          </table:table-cell>
          <table:table-cell table:style-name="ce10" table:formula="of:=[.C31]+2" office:value-type="float" office:value="57" calcext:value-type="float">
            <text:p>57</text:p>
          </table:table-cell>
          <table:table-cell table:style-name="ce37" office:value-type="string" calcext:value-type="string">
            <text:p>PD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</text:p>
          </table:table-cell>
          <table:table-cell table:number-columns-repeated="2"/>
          <table:table-cell office:value-type="string" calcext:value-type="string">
            <text:p>FMC_A7</text:p>
          </table:table-cell>
          <table:table-cell office:value-type="string" calcext:value-type="string">
            <text:p>PF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3</text:p>
          </table:table-cell>
          <table:table-cell table:style-name="ce10" table:formula="of:=[.O31]+2" office:value-type="float" office:value="58" calcext:value-type="float">
            <text:p>58</text:p>
          </table:table-cell>
          <table:table-cell office:value-type="string" calcext:value-type="string">
            <text:p>FMC_A3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 table:formula="of:=[.C32]+2" office:value-type="float" office:value="59" calcext:value-type="float">
            <text:p>59</text:p>
          </table:table-cell>
          <table:table-cell table:style-name="ce37" office:value-type="string" calcext:value-type="string">
            <text:p>PG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A6</text:p>
          </table:table-cell>
          <table:table-cell office:value-type="string" calcext:value-type="string">
            <text:p>PF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5</text:p>
          </table:table-cell>
          <table:table-cell table:style-name="ce10" table:formula="of:=[.O32]+2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LD2 (Yellow)</text:p>
          </table:table-cell>
          <table:table-cell table:style-name="ce10" table:formula="of:=[.C33]+2" office:value-type="float" office:value="61" calcext:value-type="float">
            <text:p>61</text:p>
          </table:table-cell>
          <table:table-cell table:style-name="ce37" office:value-type="string" calcext:value-type="string">
            <text:p>PE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F11</text:p>
          </table:table-cell>
          <table:table-cell table:style-name="ce10" table:formula="of:=[.O33]+2"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" table:formula="of:=[.C34]+2" office:value-type="float" office:value="63" calcext:value-type="float">
            <text:p>63</text:p>
          </table:table-cell>
          <table:table-cell table:style-name="ce37" office:value-type="string" calcext:value-type="string">
            <text:p>PG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5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0</text:p>
          </table:table-cell>
          <table:table-cell table:style-name="ce10" table:formula="of:=[.O34]+2"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" table:formula="of:=[.C35]+2" office:value-type="float" office:value="65" calcext:value-type="float">
            <text:p>65</text:p>
          </table:table-cell>
          <table:table-cell table:style-name="ce37" office:value-type="string" calcext:value-type="string">
            <text:p>PG1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0</text:p>
          </table:table-cell>
          <table:table-cell table:number-columns-repeated="2"/>
          <table:table-cell table:style-name="ce6" office:value-type="string" calcext:value-type="string">
            <text:p>FMC_D15</text:p>
          </table:table-cell>
          <table:table-cell table:style-name="ce8" office:value-type="string" calcext:value-type="string">
            <text:p>PD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8</text:p>
          </table:table-cell>
          <table:table-cell table:style-name="ce10" table:formula="of:=[.O35]+2"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" table:formula="of:=[.C36]+2" office:value-type="float" office:value="67" calcext:value-type="float">
            <text:p>67</text:p>
          </table:table-cell>
          <table:table-cell table:style-name="ce37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G13</text:p>
          </table:table-cell>
          <table:table-cell table:style-name="ce6" office:value-type="string" calcext:value-type="string">
            <text:p>ETH_TXDO</text:p>
          </table:table-cell>
          <table:table-cell/>
          <table:table-cell table:style-name="ce6" office:value-type="string" calcext:value-type="string">
            <text:p>USB_OTG_FS_OVCR</text:p>
          </table:table-cell>
          <table:table-cell table:style-name="ce8" office:value-type="string" calcext:value-type="string">
            <text:p>PG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5</text:p>
          </table:table-cell>
          <table:table-cell table:style-name="ce10" table:formula="of:=[.O36]+2"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FMC_D14</text:p>
          </table:table-cell>
          <table:table-cell table:style-name="ce10" table:formula="of:=[.C37]+2" office:value-type="float" office:value="69" calcext:value-type="float">
            <text:p>69</text:p>
          </table:table-cell>
          <table:table-cell table:style-name="ce38" office:value-type="string" calcext:value-type="string">
            <text:p>PD9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38" office:value-type="string" calcext:value-type="string">
            <text:p>PG11</text:p>
          </table:table-cell>
          <table:table-cell table:style-name="ce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PG4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G6</text:p>
          </table:table-cell>
          <table:table-cell table:style-name="ce10" table:formula="of:=[.O37]+2"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/>
          <table:table-cell table:style-name="ce9"/>
          <table:table-cell table:style-name="ce18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/>
          <table:table-cell table:style-name="ce19"/>
          <table:table-cell table:style-name="ce18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D8</text:p>
          </table:table-cell>
          <table:table-cell table:style-name="ce18" office:value-type="string" calcext:value-type="string">
            <text:p>Cut SB19 and assign FMC_D13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D9</text:p>
          </table:table-cell>
          <table:table-cell table:style-name="ce18" office:value-type="string" calcext:value-type="string">
            <text:p>Cut SB12 and assign FMC_D14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B6</text:p>
          </table:table-cell>
          <table:table-cell table:style-name="ce1" office:value-type="string" calcext:value-type="string">
            <text:p>Short SB9 and assign LPUART1_TX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PB7</text:p>
          </table:table-cell>
          <table:table-cell table:style-name="ce1" office:value-type="string" calcext:value-type="string">
            <text:p>Short SB34 and assign LPUART1_RX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2" table:number-rows-repeated="10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2" table:number-rows-repeated="1048513">
          <table:table-cell table:number-columns-repeated="1023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Takemasa Nakamura</meta:initial-creator>
    <meta:creation-date>2018-11-11T06:01:36Z</meta:creation-date>
    <dc:date>2023-03-26T16:30:58.821209125</dc:date>
    <meta:editing-cycles>27</meta:editing-cycles>
    <meta:editing-duration>PT12H51M24S</meta:editing-duration>
    <meta:document-statistic meta:table-count="1" meta:cell-count="421" meta:object-count="0"/>
  </office:meta>
</office:document-meta>
</file>